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31ebe" officeooo:paragraph-rsid="00232845"/>
    </style:style>
    <style:style style:name="P2" style:family="paragraph" style:parent-style-name="Standard" style:list-style-name="L1">
      <style:text-properties officeooo:rsid="00231ebe" officeooo:paragraph-rsid="00232845"/>
    </style:style>
    <style:style style:name="P3" style:family="paragraph" style:parent-style-name="Standard" style:list-style-name="L1">
      <style:text-properties officeooo:rsid="00231ebe" officeooo:paragraph-rsid="002c8e08"/>
    </style:style>
    <style:style style:name="P4" style:family="paragraph" style:parent-style-name="Standard" style:list-style-name="L2">
      <style:text-properties officeooo:rsid="00231ebe" officeooo:paragraph-rsid="00232845"/>
    </style:style>
    <style:style style:name="P5" style:family="paragraph" style:parent-style-name="Standard">
      <style:text-properties officeooo:rsid="00231ebe" officeooo:paragraph-rsid="00270b8c"/>
    </style:style>
    <style:style style:name="P6" style:family="paragraph" style:parent-style-name="Standard" style:list-style-name="L3">
      <style:text-properties officeooo:rsid="00231ebe" officeooo:paragraph-rsid="002c8e08"/>
    </style:style>
    <style:style style:name="P7" style:family="paragraph" style:parent-style-name="Standard">
      <style:text-properties officeooo:rsid="00231ebe" officeooo:paragraph-rsid="002c8e08"/>
    </style:style>
    <style:style style:name="P8" style:family="paragraph" style:parent-style-name="Standard">
      <style:text-properties fo:font-weight="bold" officeooo:rsid="0029dc00" officeooo:paragraph-rsid="0029dc00" style:font-weight-asian="bold" style:font-weight-complex="bold"/>
    </style:style>
    <style:style style:name="P9" style:family="paragraph" style:parent-style-name="Standard">
      <style:text-properties fo:font-size="28pt" fo:font-weight="bold" officeooo:rsid="00232845" officeooo:paragraph-rsid="00232845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8pt" fo:font-weight="bold" officeooo:rsid="00232845" officeooo:paragraph-rsid="002c8e08" style:font-size-asian="28pt" style:font-weight-asian="bold" style:font-size-complex="28pt" style:font-weight-complex="bold"/>
    </style:style>
    <style:style style:name="P11" style:family="paragraph" style:parent-style-name="Standard" style:list-style-name="L3">
      <style:text-properties fo:font-size="28pt" fo:font-weight="bold" officeooo:rsid="00232845" officeooo:paragraph-rsid="002c8e08" style:font-size-asian="28pt" style:font-weight-asian="bold" style:font-size-complex="28pt" style:font-weight-complex="bold"/>
    </style:style>
    <style:style style:name="P12" style:family="paragraph" style:parent-style-name="Standard" style:list-style-name="L3">
      <style:text-properties fo:font-size="28pt" fo:font-weight="bold" officeooo:rsid="002eaa14" officeooo:paragraph-rsid="002eaa14" style:font-size-asian="28pt" style:font-weight-asian="bold" style:font-size-complex="28pt" style:font-weight-complex="bold"/>
    </style:style>
    <style:style style:name="P13" style:family="paragraph" style:parent-style-name="Standard">
      <style:text-properties fo:font-size="12pt" fo:font-weight="normal" officeooo:rsid="00236fc6" officeooo:paragraph-rsid="00236fc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6315d" officeooo:paragraph-rsid="0026315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officeooo:rsid="0029dc00" officeooo:paragraph-rsid="0029dc00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rsid="00236fc6" officeooo:paragraph-rsid="00236fc6" style:font-size-asian="10.5pt" style:font-weight-asian="bold" style:font-size-complex="12pt" style:font-weight-complex="bold"/>
    </style:style>
    <style:style style:name="P17" style:family="paragraph" style:parent-style-name="Standard">
      <style:text-properties officeooo:rsid="00270b8c" officeooo:paragraph-rsid="00270b8c"/>
    </style:style>
    <style:style style:name="P18" style:family="paragraph" style:parent-style-name="Standard" style:list-style-name="L3">
      <style:text-properties fo:color="#6666ff" fo:font-size="28pt" fo:font-weight="bold" officeooo:rsid="002eaa14" officeooo:paragraph-rsid="002eaa14" style:font-size-asian="28pt" style:font-weight-asian="bold" style:font-size-complex="28pt" style:font-weight-complex="bold"/>
    </style:style>
    <style:style style:name="P19" style:family="paragraph" style:parent-style-name="Standard" style:list-style-name="L3">
      <style:text-properties fo:color="#6666ff" fo:font-size="28pt" fo:font-weight="bold" officeooo:rsid="00232845" officeooo:paragraph-rsid="002c8e08" style:font-size-asian="28pt" style:font-weight-asian="bold" style:font-size-complex="28pt" style:font-weight-complex="bold"/>
    </style:style>
    <style:style style:name="P20" style:family="paragraph" style:parent-style-name="Standard" style:list-style-name="L3">
      <style:text-properties fo:color="#6666ff" officeooo:rsid="00231ebe" officeooo:paragraph-rsid="002c8e08"/>
    </style:style>
    <style:style style:name="T1" style:family="text">
      <style:text-properties officeooo:rsid="0024ce4d"/>
    </style:style>
    <style:style style:name="T2" style:family="text">
      <style:text-properties officeooo:rsid="0027e2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260" style:font-weight-asian="bold" style:font-weight-complex="bold"/>
    </style:style>
    <style:style style:name="T5" style:family="text">
      <style:text-properties fo:font-weight="bold" officeooo:rsid="002c8e08" style:font-weight-asian="bold" style:font-weight-complex="bold"/>
    </style:style>
    <style:style style:name="T6" style:family="text">
      <style:text-properties officeooo:rsid="002eaa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EY</text:p>
      <text:p text:style-name="P8">1</text:p>
      <text:p text:style-name="P13">a = c1</text:p>
      <text:p text:style-name="P13">b = s1</text:p>
      <text:p text:style-name="P15">2</text:p>
      <text:p text:style-name="P13">c = c2</text:p>
      <text:p text:style-name="P13">d = s2</text:p>
      <text:p text:style-name="P15">3</text:p>
      <text:p text:style-name="P13">e = c3</text:p>
      <text:p text:style-name="P13">f = s3</text:p>
      <text:p text:style-name="P15">4</text:p>
      <text:p text:style-name="P13">g = c4</text:p>
      <text:p text:style-name="P13">h = s4</text:p>
      <text:p text:style-name="P15">5</text:p>
      <text:p text:style-name="P13"><text:span text:style-name="T1">i</text:span> = c5</text:p>
      <text:p text:style-name="P13">j = s5</text:p>
      <text:p text:style-name="P15">6</text:p>
      <text:p text:style-name="P13">k = c6</text:p>
      <text:p text:style-name="P13">l = s6</text:p>
      <text:p text:style-name="P15">lengths</text:p>
      <text:p text:style-name="P14">t = a1</text:p>
      <text:p text:style-name="P14">u = a2</text:p>
      <text:p text:style-name="P14">v = a3</text:p>
      <text:p text:style-name="P14">w = a4</text:p>
      <text:p text:style-name="P14">x = a5 </text:p>
      <text:p text:style-name="P14">y = a6</text:p>
      <text:p text:style-name="P9"><text:tab/><text:span text:style-name="T6">v</text:span></text:p>
      <text:list xml:id="list5643226610886521397" text:style-name="L1">
        <text:list-item>
          <text:p text:style-name="P2"><text:span text:style-name="T4">f1</text:span><text:span text:style-name="T5">ab</text:span><text:span text:style-name="T4"> =</text:span><text:span text:style-name="T2"> </text:span>-cos(\theta)*d*u-cos(\theta)*d*v-cos(\theta)*d*g*w-cos(\theta)*c*e*h*w+sin(\theta)*f*h*w-cos(\theta)*d*g*x-cos(\theta)*c*e*h*x+sin(\theta)*f*h*x+i*cos(\theta)*c*e*g*k*y-i*sin(\theta)*f*g*k*y-i*cos(\theta)*d*h*k*y-sin(\theta)*e*j*k*y-cos(\theta)*c*f*j*k*y-cos(\theta)*d*g*l*y-cos(\theta)*c*e*h*l*y+sin(\theta)*f*h*l*y</text:p>
        </text:list-item>
        <text:list-item>
          <text:p text:style-name="P2"><text:span text:style-name="T4">f2</text:span><text:span text:style-name="T5">ab</text:span><text:span text:style-name="T4"> = </text:span>-sin(\theta)*d*u-sin(\theta)*d*v-sin(\theta)*d*g*w-sin(\theta)*c*e*h*w-cos(\theta)*f*h*w-sin(\theta)*d*g*x-sin(\theta)*c*e*h*x-cos(\theta)*f*h*x+i*sin(\theta)*c*e*g*k*y+i*cos(\theta)*f*g*k*y-i*sin(\theta)*d*h*k*y+cos(\theta)*e*j*k*y-sin(\theta)*c*f*j*k*y-sin(\theta)*d*g*l*y-sin(\theta)*c*e*h*l*y-cos(\theta)*f*h*l*y</text:p>
        </text:list-item>
        <text:list-item>
          <text:p text:style-name="P2"><text:span text:style-name="T4">f3</text:span><text:span text:style-name="T5">ab</text:span><text:span text:style-name="T4"> =</text:span><text:span text:style-name="T2"> </text:span>t+c*u+c*v+c*g*w-d*e*h*w+c*g*x-d*e*h*x+i*d*e*g*k*y+i*c*h*k*y-d*f*j*k*y+c*g*l*y-d*e*h*l*y</text:p>
        </text:list-item>
      </text:list>
      <text:p text:style-name="P1"/>
      <text:p text:style-name="P9"><text:tab/>w</text:p>
      <text:list xml:id="list7077145008683208246" text:style-name="L2">
        <text:list-item>
          <text:p text:style-name="P4"><text:span text:style-name="T4">f4</text:span><text:span text:style-name="T5">ab</text:span><text:span text:style-name="T4"> =</text:span><text:span text:style-name="T2"> </text:span>-cos(\theta)*d*g*k-cos(\theta)*c*e*h*k+sin(\theta)*f*h*k-i*cos(\theta)*c*e*g*l+i*sin(\theta)*f*g*l+i*cos(\theta)*d*h*l+sin(\theta)*e*j*l+cos(\theta)*c*f*j*l</text:p>
        </text:list-item>
        <text:list-item>
          <text:p text:style-name="P4"><text:span text:style-name="T4">f5</text:span><text:span text:style-name="T5">ab</text:span><text:span text:style-name="T4"> =</text:span><text:span text:style-name="T2"> </text:span>-sin(\theta)*d*g*k-sin(\theta)*c*e*h*k-cos(\theta)*f*h*k-i*sin(\theta)*c*e*g*l-i*cos(\theta)*f*g*l+i*sin(\theta)*d*h*l-cos(\theta)*e*j*l+sin(\theta)*c*f*j*l</text:p>
        </text:list-item>
        <text:list-item>
          <text:p text:style-name="P4"><text:soft-page-break/><text:span text:style-name="T4">f6</text:span><text:span text:style-name="T5">ab</text:span><text:span text:style-name="T4"> =</text:span><text:span text:style-name="T2"> </text:span>c*g*k-d*e*h*k-i*d*e*g*l-i*c*h*l+d*f*j*l </text:p>
        </text:list-item>
      </text:list>
      <text:p text:style-name="P10"><text:tab/><text:span text:style-name="T6">v</text:span></text:p>
      <text:list xml:id="list205936386613740" text:continue-list="list5643226610886521397" text:style-name="L1">
        <text:list-item>
          <text:p text:style-name="P3"><text:span text:style-name="T4">f1</text:span><text:span text:style-name="T5">cd</text:span><text:span text:style-name="T4"> =</text:span><text:span text:style-name="T2"> </text:span>-a*sin(\theta)*u-a*sin(\theta)*v-a*sin(\theta)*g*w-a*cos(\theta)*e*h*w+b*f*h*w-a*sin(\theta)*g*x-a*cos(\theta)*e*h*x+b*f*h*x+i*a*cos(\theta)*e*g*k*y-i*b*f*g*k*y-i*a*sin(\theta)*h*k*y-b*e*j*k*y-a*cos(\theta)*f*j*k*y-a*sin(\theta)*g*l*y-a*cos(\theta)*e*h*l*y+b*f*h*l*y</text:p>
        </text:list-item>
        <text:list-item>
          <text:p text:style-name="P3"><text:span text:style-name="T4">f2</text:span><text:span text:style-name="T5">cd</text:span><text:span text:style-name="T4"> = </text:span>-b*sin(\theta)*u-b*sin(\theta)*v-b*sin(\theta)*g*w-b*cos(\theta)*e*h*w-a*f*h*w-b*sin(\theta)*g*x-b*cos(\theta)*e*h*x-a*f*h*x+i*b*cos(\theta)*e*g*k*y+i*a*f*g*k*y-i*b*sin(\theta)*h*k*y+a*e*j*k*y-b*cos(\theta)*f*j*k*y-b*sin(\theta)*g*l*y-b*cos(\theta)*e*h*l*y-a*f*h*l*y</text:p>
        </text:list-item>
        <text:list-item>
          <text:p text:style-name="P3"><text:span text:style-name="T4">f3</text:span><text:span text:style-name="T5">cd</text:span><text:span text:style-name="T4"> =</text:span><text:span text:style-name="T2"> </text:span>t+cos(\theta)*u+cos(\theta)*v+cos(\theta)*g*w-sin(\theta)*e*h*w+cos(\theta)*g*x-sin(\theta)*e*h*x+i*sin(\theta)*e*g*k*y+i*cos(\theta)*h*k*y-sin(\theta)*f*j*k*y+cos(\theta)*g*l*y-sin(\theta)*e*h*l*y</text:p>
        </text:list-item>
      </text:list>
      <text:p text:style-name="P7"/>
      <text:p text:style-name="P10"><text:tab/>w</text:p>
      <text:list xml:id="list6034683670675473947" text:style-name="L3">
        <text:list-item>
          <text:p text:style-name="P6"><text:span text:style-name="T4">f4</text:span><text:span text:style-name="T5">cd</text:span><text:span text:style-name="T4"> =</text:span><text:span text:style-name="T2"> </text:span>-a*sin(\theta)*g*k-a*cos(\theta)*e*h*k+b*f*h*k-i*a*cos(\theta)*e*g*l+i*b*f*g*l+i*a*sin(\theta)*h*l+b*e*j*l+a*cos(\theta)*f*j*l</text:p>
        </text:list-item>
        <text:list-item>
          <text:p text:style-name="P6"><text:span text:style-name="T4">f5</text:span><text:span text:style-name="T5">cd</text:span><text:span text:style-name="T4"> =</text:span><text:span text:style-name="T2"> </text:span>-b*sin(\theta)*g*k-b*cos(\theta)*e*h*k-a*f*h*k-i*b*cos(\theta)*e*g*l-i*a*f*g*l+i*b*sin(\theta)*h*l-a*e*j*l+b*cos(\theta)*f*j*l</text:p>
        </text:list-item>
        <text:list-item>
          <text:p text:style-name="P6"><text:span text:style-name="T4">f6</text:span><text:span text:style-name="T5">cd</text:span><text:span text:style-name="T4"> =</text:span><text:span text:style-name="T2"> </text:span>cos(\theta)*g*k-sin(\theta)*e*h*k-i*sin(\theta)*e*g*l-i*cos(\theta)*h*l+sin(\theta)*f*j*l </text:p>
          <text:p text:style-name="P12">v</text:p>
        </text:list-item>
        <text:list-item>
          <text:p text:style-name="P6"><text:span text:style-name="T4">f1</text:span><text:span text:style-name="T5">ef</text:span><text:span text:style-name="T4"> =</text:span><text:span text:style-name="T2"> </text:span>-a*d*u-a*d*v-a*d*g*w-a*c*cos(\theta)*h*w+b*sin(\theta)*h*w-a*d*g*x-a*c*cos(\theta)*h*x+b*sin(\theta)*h*x+i*a*c*cos(\theta)*g*k*y-i*b*sin(\theta)*g*k*y-i*a*d*h*k*y-b*cos(\theta)*j*k*y-a*c*sin(\theta)*j*k*y-a*d*g*l*y-a*c*cos(\theta)*h*l*y+b*sin(\theta)*h*l*y</text:p>
        </text:list-item>
        <text:list-item>
          <text:p text:style-name="P6"><text:span text:style-name="T4">f2</text:span><text:span text:style-name="T5">ef</text:span><text:span text:style-name="T4"> = </text:span>-b*d*u-b*d*v-b*d*g*w-b*c*cos(\theta)*h*w-a*sin(\theta)*h*w-b*d*g*x-b*c*cos(\theta)*h*x-a*sin(\theta)*h*x+i*b*c*cos(\theta)*g*k*y+i*a*sin(\theta)*g*k*y-i*b*d*h*k*y+a*cos(\theta)*j*k*y-b*c*sin(\theta)*j*k*y-b*d*g*l*y-b*c*cos(\theta)*h*l*y-a*sin(\theta)*h*l*y</text:p>
        </text:list-item>
        <text:list-item>
          <text:p text:style-name="P6"><text:span text:style-name="T4">f3</text:span><text:span text:style-name="T5">ef</text:span><text:span text:style-name="T4"> =</text:span><text:span text:style-name="T2"> </text:span>t+c*u+c*v+c*g*w-d*cos(\theta)*h*w+c*g*x-d*cos(\theta)*h*x+i*d*cos(\theta)*g*k*y+i*c*h*k*y-d*sin(\theta)*j*k*y+c*g*l*y-d*cos(\theta)*h*l*y</text:p>
        </text:list-item>
        <text:list-item>
          <text:p text:style-name="P6"/>
          <text:p text:style-name="P11">w</text:p>
        </text:list-item>
        <text:list-item>
          <text:p text:style-name="P6"><text:span text:style-name="T4">f4</text:span><text:span text:style-name="T5">ef</text:span><text:span text:style-name="T4"> =</text:span><text:span text:style-name="T2"> </text:span>-a*d*g*k-a*c*cos(\theta)*h*k+b*sin(\theta)*h*k-i*a*c*cos(\theta)*g*l+i*b*sin(\theta)*g*l+i*a*d*h*l+b*cos(\theta)*j*l+a*c*sin(\theta)*j*l</text:p>
        </text:list-item>
        <text:list-item>
          <text:p text:style-name="P6"><text:span text:style-name="T4">f5</text:span><text:span text:style-name="T5">ef</text:span><text:span text:style-name="T4"> =</text:span><text:span text:style-name="T2"> </text:span>-b*d*g*k-b*c*cos(\theta)*h*k-a*sin(\theta)*h*k-i*b*c*cos(\theta)*g*l-i*a*sin(\theta)*g*l+i*b*d*h*l-a*cos(\theta)*j*l+b*c*sin(\theta)*j*l</text:p>
        </text:list-item>
        <text:list-item>
          <text:p text:style-name="P6"><text:span text:style-name="T4">f6</text:span><text:span text:style-name="T5">ef</text:span><text:span text:style-name="T4"> =</text:span><text:span text:style-name="T2"> </text:span>c*g*k-d*cos(\theta)*h*k-i*d*cos(\theta)*g*l-i*c*h*l+d*sin(\theta)*j*l </text:p>
          <text:p text:style-name="P12">v</text:p>
        </text:list-item>
        <text:list-item>
          <text:p text:style-name="P6"><text:soft-page-break/><text:span text:style-name="T4">f1</text:span><text:span text:style-name="T5">gh</text:span><text:span text:style-name="T4"> =</text:span><text:span text:style-name="T2"> </text:span>-a*d*u-a*d*v-a*d*cos(\theta)*w-a*c*e*sin(\theta)*w+b*f*sin(\theta)*w-a*d*cos(\theta)*x-a*c*e*sin(\theta)*x+b*f*sin(\theta)*x+i*a*c*e*cos(\theta)*k*y-i*b*f*cos(\theta)*k*y-i*a*d*sin(\theta)*k*y-b*e*j*k*y-a*c*f*j*k*y-a*d*cos(\theta)*l*y-a*c*e*sin(\theta)*l*y+b*f*sin(\theta)*l*y</text:p>
        </text:list-item>
        <text:list-item>
          <text:p text:style-name="P6"><text:span text:style-name="T4">f2</text:span><text:span text:style-name="T5">gh</text:span><text:span text:style-name="T4"> = </text:span>-b*d*u-b*d*v-b*d*cos(\theta)*w-b*c*e*sin(\theta)*w-a*f*sin(\theta)*w-b*d*cos(\theta)*x-b*c*e*sin(\theta)*x-a*f*sin(\theta)*x+i*b*c*e*cos(\theta)*k*y+i*a*f*cos(\theta)*k*y-i*b*d*sin(\theta)*k*y+a*e*j*k*y-b*c*f*j*k*y-b*d*cos(\theta)*l*y-b*c*e*sin(\theta)*l*y-a*f*sin(\theta)*l*y</text:p>
        </text:list-item>
        <text:list-item>
          <text:p text:style-name="P6"><text:span text:style-name="T4">f3</text:span><text:span text:style-name="T5">gh</text:span><text:span text:style-name="T4"> =</text:span><text:span text:style-name="T2"> </text:span>t+c*u+c*v+c*cos(\theta)*w-d*e*sin(\theta)*w+c*cos(\theta)*x-d*e*sin(\theta)*x+i*d*e*cos(\theta)*k*y+i*c*sin(\theta)*k*y-d*f*j*k*y+c*cos(\theta)*l*y-d*e*sin(\theta)*l*y</text:p>
        </text:list-item>
        <text:list-item>
          <text:p text:style-name="P6"/>
          <text:p text:style-name="P11">w</text:p>
        </text:list-item>
        <text:list-item>
          <text:p text:style-name="P6"><text:span text:style-name="T4">f4</text:span><text:span text:style-name="T5">gh</text:span><text:span text:style-name="T4"> =</text:span><text:span text:style-name="T2"> </text:span>-a*d*cos(\theta)*k-a*c*e*sin(\theta)*k+b*f*sin(\theta)*k-i*a*c*e*cos(\theta)*l+i*b*f*cos(\theta)*l+i*a*d*sin(\theta)*l+b*e*j*l+a*c*f*j*l</text:p>
        </text:list-item>
        <text:list-item>
          <text:p text:style-name="P6"><text:span text:style-name="T4">f5</text:span><text:span text:style-name="T5">gh</text:span><text:span text:style-name="T4"> =</text:span><text:span text:style-name="T2"> </text:span>-b*d*cos(\theta)*k-b*c*e*sin(\theta)*k-a*f*sin(\theta)*k-i*b*c*e*cos(\theta)*l-i*a*f*cos(\theta)*l+i*b*d*sin(\theta)*l-a*e*j*l+b*c*f*j*l</text:p>
        </text:list-item>
        <text:list-item>
          <text:p text:style-name="P6"><text:span text:style-name="T4">f6</text:span><text:span text:style-name="T5">gh</text:span><text:span text:style-name="T4"> =</text:span><text:span text:style-name="T2"> </text:span>c*cos(\theta)*k-d*e*sin(\theta)*k-i*d*e*cos(\theta)*l-i*c*sin(\theta)*l+d*f*j*l </text:p>
          <text:p text:style-name="P18">v</text:p>
        </text:list-item>
        <text:list-item>
          <text:p text:style-name="P20"><text:span text:style-name="T4">f1</text:span><text:span text:style-name="T5">ij</text:span><text:span text:style-name="T4"> =</text:span><text:span text:style-name="T2"> </text:span>-a*d*u-a*d*v-a*d*g*w-a*c*e*h*w+b*f*h*w-a*d*g*x-a*c*e*h*x+b*f*h*x+cos(\theta)*a*c*e*g*k*y-cos(\theta)*b*f*g*k*y-cos(\theta)*a*d*h*k*y-b*e*sin(\theta)*k*y-a*c*f*sin(\theta)*k*y-a*d*g*l*y-a*c*e*h*l*y+b*f*h*l*y</text:p>
        </text:list-item>
        <text:list-item>
          <text:p text:style-name="P20"><text:span text:style-name="T4">f2</text:span><text:span text:style-name="T5">ij</text:span><text:span text:style-name="T4"> = </text:span>-b*d*u-b*d*v-b*d*g*w-b*c*e*h*w-a*f*h*w-b*d*g*x-b*c*e*h*x-a*f*h*x+cos(\theta)*b*c*e*g*k*y+cos(\theta)*a*f*g*k*y-cos(\theta)*b*d*h*k*y+a*e*sin(\theta)*k*y-b*c*f*sin(\theta)*k*y-b*d*g*l*y-b*c*e*h*l*y-a*f*h*l*y</text:p>
        </text:list-item>
        <text:list-item>
          <text:p text:style-name="P20"><text:span text:style-name="T4">f3</text:span><text:span text:style-name="T5">ij</text:span><text:span text:style-name="T4"> =</text:span><text:span text:style-name="T2"> </text:span>t+c*u+c*v+c*g*w-d*e*h*w+c*g*x-d*e*h*x+cos(\theta)*d*e*g*k*y+cos(\theta)*c*h*k*y-d*f*sin(\theta)*k*y+c*g*l*y-d*e*h*l*y</text:p>
        </text:list-item>
        <text:list-item>
          <text:p text:style-name="P20"/>
          <text:p text:style-name="P19">w</text:p>
        </text:list-item>
        <text:list-item>
          <text:p text:style-name="P20"><text:span text:style-name="T4">f4</text:span><text:span text:style-name="T5">ij</text:span><text:span text:style-name="T4"> =</text:span><text:span text:style-name="T2"> </text:span>-a*d*g*k-a*c*e*h*k+b*f*h*k-cos(\theta)*a*c*e*g*l+cos(\theta)*b*f*g*l+cos(\theta)*a*d*h*l+b*e*sin(\theta)*l+a*c*f*sin(\theta)*l</text:p>
        </text:list-item>
        <text:list-item>
          <text:p text:style-name="P20"><text:span text:style-name="T4">f5</text:span><text:span text:style-name="T5">ij</text:span><text:span text:style-name="T4"> =</text:span><text:span text:style-name="T2"> </text:span>-b*d*g*k-b*c*e*h*k-a*f*h*k-cos(\theta)*b*c*e*g*l-cos(\theta)*a*f*g*l+cos(\theta)*b*d*h*l-a*e*sin(\theta)*l+b*c*f*sin(\theta)*l</text:p>
        </text:list-item>
        <text:list-item>
          <text:p text:style-name="P20"><text:span text:style-name="T4">f6</text:span><text:span text:style-name="T5">ij</text:span><text:span text:style-name="T4"> =</text:span><text:span text:style-name="T2"> </text:span>c*g*k-d*e*h*k-cos(\theta)*d*e*g*l-cos(\theta)*c*h*l+d*f*sin(\theta)*l </text:p>
          <text:p text:style-name="P18">v</text:p>
        </text:list-item>
        <text:list-item>
          <text:p text:style-name="P20"><text:span text:style-name="T4">f1</text:span><text:span text:style-name="T5">kl</text:span><text:span text:style-name="T4"> =</text:span><text:span text:style-name="T2"> </text:span>-a*d*u-a*d*v-a*d*g*w-a*c*e*h*w+b*f*h*w-a*d*g*x-a*c*e*h*x+b*f*h*x+i*a*c*e*g*cos(\theta)*y-i*b*f*g*cos(\theta)*y-i*a*d*h*cos(\theta)*y-b*e*j*cos(\theta)*y-a*c*f*j*cos(\theta)*y-a*d*g*sin(\theta)*y-a*c*e*h*sin(\theta)*y+b*f*h*sin(\theta)*y</text:p>
        </text:list-item>
        <text:list-item>
          <text:p text:style-name="P20"><text:soft-page-break/><text:span text:style-name="T4">f2</text:span><text:span text:style-name="T5">kl</text:span><text:span text:style-name="T4"> = </text:span>-b*d*u-b*d*v-b*d*g*w-b*c*e*h*w-a*f*h*w-b*d*g*x-b*c*e*h*x-a*f*h*x+i*b*c*e*g*cos(\theta)*y+i*a*f*g*cos(\theta)*y-i*b*d*h*cos(\theta)*y+a*e*j*cos(\theta)*y-b*c*f*j*cos(\theta)*y-b*d*g*sin(\theta)*y-b*c*e*h*sin(\theta)*y-a*f*h*sin(\theta)*y</text:p>
        </text:list-item>
        <text:list-item>
          <text:p text:style-name="P20"><text:span text:style-name="T4">f3</text:span><text:span text:style-name="T5">kl</text:span><text:span text:style-name="T4"> =</text:span><text:span text:style-name="T2"> </text:span>t+c*u+c*v+c*g*w-d*e*h*w+c*g*x-d*e*h*x+i*d*e*g*cos(\theta)*y+i*c*h*cos(\theta)*y-d*f*j*cos(\theta)*y+c*g*sin(\theta)*y-d*e*h*sin(\theta)*y</text:p>
        </text:list-item>
        <text:list-item>
          <text:p text:style-name="P20"/>
          <text:p text:style-name="P18">v</text:p>
        </text:list-item>
        <text:list-item>
          <text:p text:style-name="P20"><text:span text:style-name="T4">f4</text:span><text:span text:style-name="T5">kl</text:span><text:span text:style-name="T4"> =</text:span><text:span text:style-name="T2"> </text:span>-a*d*g*cos(\theta)-a*c*e*h*cos(\theta)+b*f*h*cos(\theta)-i*a*c*e*g*sin(\theta)+i*b*f*g*sin(\theta)+i*a*d*h*sin(\theta)+b*e*j*sin(\theta)+a*c*f*j*sin(\theta)</text:p>
        </text:list-item>
        <text:list-item>
          <text:p text:style-name="P20"><text:span text:style-name="T4">f5</text:span><text:span text:style-name="T5">kl</text:span><text:span text:style-name="T4"> =</text:span><text:span text:style-name="T2"> </text:span>-b*d*g*cos(\theta)-b*c*e*h*cos(\theta)-a*f*h*cos(\theta)-i*b*c*e*g*sin(\theta)-i*a*f*g*sin(\theta)+i*b*d*h*sin(\theta)-a*e*j*sin(\theta)+b*c*f*j*sin(\theta)</text:p>
        </text:list-item>
        <text:list-item>
          <text:p text:style-name="P20"><text:span text:style-name="T3">f6kl</text:span> = c*g*cos(\theta)-d*e*h*cos(\theta)-i*d*e*g*sin(\theta)-i*c*h*sin(\theta)+d*f*j*sin(\theta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0:16:42.894670183</meta:creation-date>
    <dc:date>2018-07-24T20:59:35.880274650</dc:date>
    <meta:editing-duration>PT1H47M3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78" meta:word-count="230" meta:character-count="6507" meta:non-whitespace-character-count="6388"/>
  </office:meta>
</office:document-meta>
</file>